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3" style:family="paragraph" style:parent-style-name="Standard" style:master-page-name="Standard">
      <style:paragraph-properties fo:margin-left="0in" fo:margin-right="0in" fo:margin-top="0in" fo:margin-bottom="0.139in" loext:contextual-spacing="false" fo:line-height="100%" fo:text-align="justify" style:justify-single-word="false" fo:keep-together="auto" fo:orphans="2" fo:widows="2" fo:text-indent="0in" style:auto-text-indent="false" style:page-number="1" fo:padding="0in" fo:border="none" fo:keep-with-next="auto"/>
    </style:style>
    <style:style style:name="P4" style:family="paragraph" style:parent-style-name="Standard">
      <style:paragraph-properties fo:margin-left="0in" fo:margin-right="0in" fo:margin-top="0.0693in" fo:margin-bottom="0.139in" loext:contextual-spacing="false" fo:line-height="100%" fo:text-align="justify" style:justify-single-word="false" fo:keep-together="auto" fo:orphans="2" fo:widows="2" fo:text-indent="0in" style:auto-text-indent="false" fo:padding="0in" fo:border="none" fo:keep-with-next="auto"/>
    </style:style>
    <style:style style:name="P5" style:family="paragraph" style:parent-style-name="Standard">
      <style:paragraph-properties fo:margin-top="0in" fo:margin-bottom="0.139in" loext:contextual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style:font-name="Arial" style:font-name-asian="Arial1" style:font-name-complex="Arial1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color="#1155cc" style:text-underline-style="solid" style:text-underline-width="auto" style:text-underline-color="font-color" fo:font-weight="bold" style:font-weight-asian="bold"/>
    </style:style>
    <style:style style:name="T6" style:family="text">
      <style:text-properties fo:font-weight="bold" style:font-weight-asian="bold"/>
    </style:style>
  </office:automatic-styles>
  <office:body>
    <office:text text:use-soft-page-breaks="true">
      <text:tracked-changes text:track-changes="false">
        <text:changed-region xml:id="ct93975072" text:id="ct93975072">
          <text:insertion>
            <office:change-info>
              <dc:creator>Gandzia Gandzia</dc:creator>
              <dc:date>2017-09-13T00:40:45</dc:date>
            </office:change-info>
          </text:insertion>
        </text:changed-region>
        <text:changed-region xml:id="ct93968832" text:id="ct93968832">
          <text:deletion>
            <office:change-info>
              <dc:creator>Gandzia Gandzia</dc:creator>
              <dc:date>2017-09-13T00:40:45</dc:date>
            </office:change-info>
            <text:p text:style-name="P1"><text:span text:style-name="T1">ów</text:span></text:p>
          </text:deletion>
        </text:changed-region>
        <text:changed-region xml:id="ct93946528" text:id="ct93946528">
          <text:insertion>
            <office:change-info>
              <dc:creator>Gandzia Gandzia</dc:creator>
              <dc:date>2017-09-13T00:44:25</dc:date>
            </office:change-info>
          </text:insertion>
        </text:changed-region>
        <text:changed-region xml:id="ct93894352" text:id="ct93894352">
          <text:deletion>
            <office:change-info>
              <dc:creator>Gandzia Gandzia</dc:creator>
              <dc:date>2017-09-13T00:44:25</dc:date>
            </office:change-info>
            <text:p text:style-name="P1"><text:span text:style-name="T1"><text:s/>można powiedzieć, że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Postanowiłam, że w każdym numerze “Equestria Times” powinien być wywiad z jakimś fandomowym artystą, najlepiej polskojęzycznym. Tym razem moim rozmówcą będzie Farcuf, która rysuje kucyki i furry.</text:span></text:p>
      <text:p text:style-name="P1"><text:span text:style-name="T2">Cahan: </text:span><text:span text:style-name="T1">Wi</text:span><text:span text:style-name="T2">t</text:span><text:span text:style-name="T1">aj, Farcuf! Może na sam początek opowiedz mi, jak zaczęła się Twoja przygoda z fandomem?</text:span></text:p>
      <text:p text:style-name="P4"><text:span text:style-name="T2">Farcuf: </text:span><text:span text:style-name="T1">Moja przygoda z fandomem zaczęła się od streamu JJayJoker’a, co pewnie nie brzmi. Chociaż nie szukałam wtedy forów i ogólnego kontaktu z fandomem</text:span><text:span text:style-name="T2">,</text:span><text:span text:style-name="T1"> wiedziałam, że istnieją bronies. Dołączyłam do fandomu dopiero podczas przypadkowego natknięcia się na ponymeet. </text:span></text:p>
      <text:p text:style-name="P1"><text:span text:style-name="T2">Cahan: </text:span><text:span text:style-name="T1">Jaki jest Twój ulubiony kucyk oraz postać z fandomu furry? O ile takie istnieją. </text:span></text:p>
      <text:p text:style-name="P1"><text:span text:style-name="T2">Farcuf: </text:span><text:span text:style-name="T1">Moim ulubionym canonem jest Rainbow Dash, a ulubiona postać furry to Pumzie.</text:span></text:p>
      <text:p text:style-name="P1"><text:span text:style-name="T2">Cahan: </text:span><text:span text:style-name="T1">Jakbyś chciała wysłać jakiegoś kuca do łagru, to ile by ich było i które? To samo z postaciami furry.</text:span></text:p>
      <text:p text:style-name="P1"><text:span text:style-name="T2">Farcuf: </text:span><text:span text:style-name="T1">Rarity B) </text:span></text:p>
      <text:p text:style-name="P1"><text:span text:style-name="T2">Cahan: </text:span><text:span text:style-name="T1">Jak oceniasz kondycję fandomu i zmiany, jakie w nim zaszły na przestrzeni lat? Oraz przede wszystkim, twoja opinia o stronie artystycznej fandomu? Czy poszła w którymś kierunku, dobrym lub złym, czy też stoi w miejscu bez zmian?</text:span></text:p>
      <text:p text:style-name="P1"><text:span text:style-name="T2">Farcuf: </text:span><text:span text:style-name="T1">Kondycji nie potrafię ocenić, ponieważ nie bywam już na meetach od dłuższego czasu, głównie z powodu zmiany ludzi. Na konwenty jeżdżę dla spotkań, a nie panel</text:span><text:change-start text:change-id="ct93975072"/><text:span text:style-name="T2">i</text:span><text:change-end text:change-id="ct93975072"/><text:change text:change-id="ct93968832"/><text:span text:style-name="T1"> czy atrakcji. Co do artystycznej strony fandomu, to według mnie rozwinęła się, jednak nie mnie oceniać, czy jest to dobry, czy zły kierunek. Zależy, na kogo spojrzeć. Większość artystów poszła w zysk i nie boją się rysować różnych rzeczy, to według mnie rozwija człowieka. </text:span></text:p>
      <text:p text:style-name="P1"><text:span text:style-name="T2">Cahan: </text:span><text:span text:style-name="T1">Jak zaczęła się twoja historia jako artystki</text:span><text:span text:style-name="T2">?</text:span><text:span text:style-name="T1"> </text:span><text:span text:style-name="T2">K</text:span><text:span text:style-name="T1">iedy zaczęłaś i co było największą trudnością w rozpoczęciu tego wszystkiego?</text:span></text:p>
      <text:p text:style-name="P1"><text:span text:style-name="T2">Farcuf: </text:span><text:span text:style-name="T1">Rysuję od małego, a kiedy zaczęłam oglądać serial, to również zaczęłam rysować kucyki. O ile dobrze pamiętam, zaczęło to się około 2012 roku. Początki zawsze są trudne, ponieważ trzeba chociaż trochę nauczyć się anatomii i tego, jak to wszystko działa. </text:span></text:p>
      <text:p text:style-name="P1"><text:span text:style-name="T2">Cahan: </text:span><text:span text:style-name="T1">Jak oceniasz swój rozwój jako rysowniczki?</text:span></text:p>
      <text:p text:style-name="P1"><text:span text:style-name="T2">Farcuf: </text:span><text:span text:style-name="T1">Nie uważam, że jestem na jakimś wysokim poziomie. Wciąż się uczę i staram się rozwijać dalej. </text:span></text:p>
      <text:p text:style-name="P1"><text:span text:style-name="T2">Cahan: </text:span><text:span text:style-name="T1">Twoją furrsoną jest zielona gepardzica</text:span><text:span text:style-name="T2">.</text:span><text:span text:style-name="T1"> </text:span><text:span text:style-name="T2">C</text:span><text:span text:style-name="T1">zy za jej powstaniem stoi jakaś ciekawa historia?</text:span></text:p>
      <text:p text:style-name="P1"><text:span text:style-name="T2">Farcuf: </text:span><text:span text:style-name="T1">Właściwie to nie. Interesuję się fauną i florą sawanny, a gepardy są moimi ulubieńcami i uznałam, że najbardziej się z nimi utożsamiam. Na przestrzeni czasu zmiany były tylko kolorystyczne. </text:span></text:p>
      <text:p text:style-name="P1"><text:span text:style-name="T2">Cahan: </text:span><text:span text:style-name="T1">Czy masz jakieś rady dla początkujących artystów?</text:span></text:p>
      <text:p text:style-name="P1"><text:span text:style-name="T2">Farcuf: </text:span><text:span text:style-name="T1">Ćwiczyć, ćwiczyć i jeszcze raz ćwiczyć, no i się nie poddawać. Szukać pomocy w </text:span><text:span text:style-name="T2">i</text:span><text:span text:style-name="T1">nternecie, uczyć się i ćwiczyć.</text:span></text:p>
      <text:p text:style-name="P1"><text:span text:style-name="T2">Cahan: </text:span><text:span text:style-name="T1">Czemu rysujesz tyle artów dla dorosłych? I jak się z tym czujesz?</text:span></text:p>
      <text:p text:style-name="P1"><text:span text:style-name="T2">Farcuf: </text:span><text:span text:style-name="T1">Dla mnie to nie problem z rysowaniem takich artów, to tylko obrazek, a podczas rysowania takich scen trzeba się namęczyć, żeby to jakoś wyglądało. </text:span></text:p>
      <text:p text:style-name="P1"><text:span text:style-name="T2">Cahan: </text:span><text:span text:style-name="T1">Czy spotkałaś się kiedyś z hejtem pod swoim adresem?</text:span></text:p>
      <text:p text:style-name="P1"><text:span text:style-name="T2">Farcuf: </text:span><text:span text:style-name="T1">Tak, głównie przez rysowanie „artów dla dorosłych” oraz przez jednego arta z Queen Poland. </text:span></text:p>
      <text:p text:style-name="P1"><text:span text:style-name="T2">Cahan: </text:span><text:span text:style-name="T1">Jak oceniasz środowisko artystów z grup takich jak Bronies Radosna Twórczość?</text:span></text:p>
      <text:p text:style-name="P1"><text:span text:style-name="T2">Farcuf: </text:span><text:span text:style-name="T1">Jest to dla mnie tylko grupa, w której mogę pokazać moje prace i nie bardzo przejmuję się tym, co dzieje się w jej społeczności. Często nawet niespecjalnie przeglądam to, co wrzucają inni, bo jest tego za dużo. </text:span></text:p>
      <text:p text:style-name="P1"><text:span text:style-name="T2">Cahan: </text:span><text:span text:style-name="T1">Swego czasu narysowałaś pewnego słynnego arta z Queen Poland i maskotkami fandomów lokalnych. Jaka stoi za tym historia i skąd wybór takich postaci? Oraz co myślisz o reakcjach ludzi na tego arta?</text:span></text:p>
      <text:p text:style-name="P1"><text:span text:style-name="T2">Farcuf: </text:span><text:span text:style-name="T1">Zwyczajne zamówienie. Według mnie reakcja była przesadzona i bawiła mnie ta sytuacja.</text:span></text:p>
      <text:p text:style-name="P1"><text:soft-page-break/><text:span text:style-name="T2">Cahan: </text:span><text:span text:style-name="T1">Skąd czerpiesz inspiracje do swoich prac?</text:span></text:p>
      <text:p text:style-name="P1"><text:span text:style-name="T2">Farcuf: </text:span><text:span text:style-name="T1">Różnie, zależy głównie od tego, co mam zamiar rysować. Jeśli jest to jakaś postać człekokształtna, to szukam różnego rodzaju zdjęć referencyjnych. Inspirację do rysowania swoich postaci często czerpię z moich kotów. </text:span></text:p>
      <text:p text:style-name="P1"><text:span text:style-name="T2">Cahan: </text:span><text:span text:style-name="T1">Masz swoich ulubionych rysowników? Jeśli tak, to kogo i dlaczego?</text:span></text:p>
      <text:p text:style-name="P1"><text:span text:style-name="T2">Farcuf: </text:span><text:span text:style-name="T1">Och, jest ich bardzo dużo, każdy z nich posiada własny styl i ciekawy kontent.</text:span><text:change-start text:change-id="ct93946528"/><text:span text:style-name="T2"> Można powiedzieć, że</text:span><text:change-end text:change-id="ct93946528"/><text:span text:style-name="T1"> Fukari, Lilaira, Smooshkin i monsterbab.es</text:span><text:change text:change-id="ct93894352"/><text:span text:style-name="T1"> są moimi ulubionymi i to ich twórczość śledzę najbardziej. </text:span></text:p>
      <text:p text:style-name="P1"><text:bookmark text:name="_gjdgxs"/><text:span text:style-name="T2">Cahan: </text:span><text:span text:style-name="T1">Z tego, co mi wiadomo, jesteś technikiem weterynarii, a jednocześnie zapaloną artystką. Czy zamierzasz w jakiś sposób związać swoją przyszłość z rysowaniem na stałe, czy to tylko zwykłe hobby?</text:span></text:p>
      <text:p text:style-name="P1"><text:span text:style-name="T2">Farcuf: </text:span><text:span text:style-name="T1">Dążę do tego, by jednak hobby stało się czymś więcej. </text:span></text:p>
      <text:p text:style-name="P5">Obrazki:</text:p>
      <text:p text:style-name="P5"><text:a xlink:type="simple" xlink:href="https://derpibooru.org/1379139?q=artist%3Afarcuf" text:style-name="Internet_20_link" text:visited-style-name="Visited_20_Internet_20_Link"><text:span text:style-name="T5">https://derpibooru.org/1379139?q=artist%3Afarcuf</text:span></text:a></text:p>
      <text:p text:style-name="P5"><text:a xlink:type="simple" xlink:href="https://derpibooru.org/1380244?q=artist%3Afarcuf" text:style-name="Internet_20_link" text:visited-style-name="Visited_20_Internet_20_Link"><text:span text:style-name="T5">https://derpibooru.org/1380244?q=artist%3Afarcuf</text:span></text:a></text:p>
      <text:p text:style-name="P5"><text:a xlink:type="simple" xlink:href="https://derpibooru.org/1380762?q=artist%3Afarcuf" text:style-name="Internet_20_link" text:visited-style-name="Visited_20_Internet_20_Link"><text:span text:style-name="T5">https://derpibooru.org/1380762?q=artist%3Afarcuf</text:span></text:a></text:p>
      <text:p text:style-name="P5"><text:a xlink:type="simple" xlink:href="https://derpibooru.org/1181804?q=artist%3Afarcuf" text:style-name="Internet_20_link" text:visited-style-name="Visited_20_Internet_20_Link"><text:span text:style-name="T5">https://derpibooru.org/1181804?q=artist%3Afarcuf</text:span></text:a></text:p>
      <text:p text:style-name="P5"><text:span text:style-name="T6">https://derpibooru.org/1181747?q=artist%3Afarcuf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pl" fo:country="PL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 fo:keep-together="always" fo:keep-with-next="always"/>
      <style:text-properties fo:color="#366091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Cambria1" style:font-family-complex="Cambria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7" meta:word-count="685" meta:character-count="4595" meta:non-whitespace-character-count="3934"/>
    <meta:generator>LibreOfficeDev/5.1.0.3$Linux_X86_64 LibreOffice_project/</meta:generator>
  </office:meta>
</office:document-meta>
</file>